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p16" style:family="paragraph">
      <style:paragraph-properties fo:margin-top="9pt" fo:margin-bottom="9pt"/>
    </style:style>
    <style:style style:name="c17" style:family="text">
      <style:text-properties fo:font-weight="bold" fo:font-family="Sans" fo:color="#221f1e"/>
    </style:style>
    <style:style style:name="p18" style:family="paragraph">
      <style:paragraph-properties fo:margin-top="9pt" fo:margin-bottom="9pt" fo:margin-left="0.75pt"/>
    </style:style>
    <style:style style:name="c12" style:family="text">
      <style:text-properties fo:font-style="italic" fo:font-family="Sans" style:text-underline-type="single" style:text-underline-style="solid" fo:color="#0057ae"/>
    </style:style>
    <text:list-style style:name="L13">
      <text:list-level-style-number style:num-format="1" style:num-suffix="." text:level="1">
        <style:list-level-properties fo:text-align="start" text:space-before="8mm"/>
      </text:list-level-style-number>
    </text:list-style>
    <style:style style:name="p8" style:family="paragraph">
      <style:paragraph-properties fo:margin-top="12pt" fo:margin-bottom="9pt"/>
    </style:style>
    <style:style style:name="c9" style:family="text">
      <style:text-properties fo:font-weight="bold" fo:font-family="Sans" fo:color="#221f1e"/>
    </style:style>
    <style:style style:name="c10" style:family="text">
      <style:text-properties fo:font-family="Sans" style:text-underline-type="single" style:text-underline-style="solid" fo:color="#0057ae"/>
    </style:style>
    <style:style style:name="c11" style:family="text">
      <style:text-properties fo:font-family="Sans" style:text-underline-type="single" style:text-underline-style="solid" fo:color="#0057ae"/>
    </style:style>
    <style:style style:name="p4" style:family="paragraph">
      <style:paragraph-properties fo:margin-top="13.5pt" fo:margin-bottom="9pt"/>
    </style:style>
    <style:style style:name="c40" style:family="text">
      <style:text-properties fo:font-family="Sans" style:text-underline-type="single" style:text-underline-style="solid" fo:color="#0057ae"/>
    </style:style>
    <style:style style:name="c5" style:family="text">
      <style:text-properties fo:font-weight="bold" fo:font-family="Sans" fo:color="#221f1e"/>
    </style:style>
    <style:style style:name="p6" style:family="paragraph">
      <style:paragraph-properties fo:margin-top="9pt" fo:margin-bottom="9pt"/>
    </style:style>
    <style:style style:name="p41" style:family="paragraph">
      <style:paragraph-properties fo:margin-bottom="9pt"/>
    </style:style>
    <style:style style:name="c7" style:family="text">
      <style:text-properties fo:font-style="italic" fo:font-family="Sans" fo:color="#221f1e"/>
    </style:style>
    <style:style style:name="c0" style:family="text">
      <style:text-properties fo:font-family="Sans"/>
    </style:style>
    <style:style style:name="c36" style:family="text">
      <style:text-properties fo:font-weight="bold" fo:font-family="Sans" fo:color="#221f1e"/>
    </style:style>
    <style:style style:name="c37" style:family="text">
      <style:text-properties fo:font-family="Sans" style:text-underline-type="single" style:text-underline-style="solid" fo:color="#0057ae"/>
    </style:style>
    <style:style style:name="c3" style:family="text">
      <style:text-properties fo:font-family="Sans" fo:color="#221f1e"/>
    </style:style>
    <style:style style:name="p38" style:family="paragraph">
      <style:paragraph-properties/>
    </style:style>
    <style:style style:name="c28" style:family="text">
      <style:text-properties fo:font-family="Sans" style:text-underline-type="single" style:text-underline-style="solid" fo:color="#0057ae"/>
    </style:style>
    <style:style style:name="p39" style:family="paragraph">
      <style:paragraph-properties fo:margin-top="9pt"/>
    </style:style>
    <style:style style:name="c32" style:family="text">
      <style:text-properties fo:font-family="Hack" fo:color="#221f1e"/>
    </style:style>
    <style:style style:name="p29" style:family="paragraph">
      <style:paragraph-properties fo:margin-bottom="9pt"/>
    </style:style>
    <style:style style:name="c30" style:family="text">
      <style:text-properties fo:font-family="Sans" style:text-underline-type="single" style:text-underline-style="solid" fo:color="#0057ae"/>
    </style:style>
    <style:style style:name="p33" style:family="paragraph">
      <style:paragraph-properties fo:margin-top="9pt" fo:keep-together="true"/>
    </style:style>
    <style:style style:name="p34" style:family="paragraph">
      <style:paragraph-properties fo:margin-bottom="9pt" fo:keep-together="true"/>
    </style:style>
    <style:style style:name="p35" style:family="paragraph">
      <style:paragraph-properties fo:keep-together="true"/>
    </style:style>
    <text:list-style style:name="L24">
      <text:list-level-style-bullet text:bullet-char="●" text:level="1">
        <style:list-level-properties fo:text-align="start" text:space-before="8mm"/>
      </text:list-level-style-bullet>
    </text:list-style>
    <style:style style:name="p25" style:family="paragraph">
      <style:paragraph-properties/>
    </style:style>
    <style:style style:name="p26" style:family="paragraph">
      <style:paragraph-properties fo:margin-top="9pt"/>
    </style:style>
    <style:style style:name="c27" style:family="text">
      <style:text-properties fo:font-family="Sans" style:text-underline-type="single" style:text-underline-style="solid" fo:color="#0057ae"/>
    </style:style>
    <style:style style:name="p21" style:family="paragraph">
      <style:paragraph-properties fo:margin-top="9pt" fo:margin-bottom="9pt"/>
    </style:style>
    <style:style style:name="p22" style:family="paragraph">
      <style:paragraph-properties fo:margin-top="10.5pt" fo:margin-bottom="9pt"/>
    </style:style>
    <style:style style:name="c23" style:family="text">
      <style:text-properties fo:font-weight="bold" fo:font-family="Sans" fo:color="#221f1e"/>
    </style:style>
  </office:automatic-styles>
  <office:body>
    <office:text>
      <text:p text:style-name="p4"><text:span text:style-name="c5">Software zur Auslese und Analyse der Experimente des Netzwerks Teilchenwelt</text:span></text:p>
      <text:p text:style-name="p6"><text:span text:style-name="c7">Kurzfassung:</text:span><text:span text:style-name="c3"><text:line-break/>Python-Script zur Aufnahme und Auswertung der Daten der CosMO-Detektoren und der Kamiokanne des Netzwerks Teilchenwelt mit einem USB-Oszilloskop der Firma PicoTechnology </text:span></text:p>
      <text:p text:style-name="p8"><text:span text:style-name="c9">Beschreibung der Funktionalität</text:span></text:p>
      <text:p text:style-name="p6"><text:span text:style-name="c3">Das Netzwerk Teilchenwelt, </text:span><text:a xlink:href="http://www.Teilchenwelt.de"><text:span text:style-name="c10">http://www.Teilchenwelt.de</text:span></text:a><text:span text:style-name="c3"> stellt Experimente zum Nachweis von Myonen aus der kosmischem Strahlung zur Verfügung. Dies sind die Szintillationszähler des CosMO-Experiments und der aus einer Kaffeekanne mit aufgesetzter Photoröhre bestehende Wasser-Cherenkov-Zähler "Kamiokanne". Diese Detektoren liefern kurze Signale von ca. 100 ns Dauer und einigen 10 bis 100 mV Pulshöhe, die mit einem Oszillographen sichtbar gemacht werden können.</text:span></text:p>
      <text:p text:style-name="p6"><text:span text:style-name="c3">Moderne USB-Oszilloskope wie das PicoScope der Firma PichoTechnology, siehe </text:span><text:a xlink:href="http://www.picotech.com"><text:span text:style-name="c11">http://www.picotech.com</text:span></text:a><text:span text:style-name="c3">, erlauben es, die Pulsformen nicht nur anzuzeigen, sondern auch in Echtzeit an einen Commputer zu exportieren, mit dem sie dann aufgezeichnet, angezeigt und analysiert werden können. Diesem Zweck dient das hier beschriebene Projekt "</text:span><text:span text:style-name="c7">picoCosmo</text:span><text:span text:style-name="c3">". Es ist auf Linux-Systemen und auch auf dem Raspberry Pi lauffähig und unterstützt PicoScope-Geräte mit zwei oder vier Kanälen.</text:span></text:p>
      <text:p text:style-name="p6"><text:span text:style-name="c7">picoCosmo</text:span><text:span text:style-name="c3"> nutzt zur Datenaufname den Puffermanager und die Echtzeit-Anzeigen des Projekts </text:span><text:span text:style-name="c7">picoDAQ (</text:span><text:a xlink:href="https://github.com/Guenter.Quast/picoDAQ"><text:span text:style-name="c12">https://github.com/Guenter.Quast/picoDAQ</text:span></text:a><text:span text:style-name="c7">). Der Puffermanager von </text:span><text:span text:style-name="c3">picoDAQ</text:span><text:span text:style-name="c7"> sammelt die Daten und verteilt sie an Echtzeit-Anzeigen oder weitere Prozesse zur Datenauswertung. </text:span><text:span text:style-name="c3">picoCosmo</text:span><text:span text:style-name="c7"> ist eine angepasste und um umfangreiche Funktionalität zur Datenauswertung erweiterte Variante des Scripts </text:span><text:span text:style-name="c3">runDAQ.py</text:span><text:span text:style-name="c7"> aus dem Projekt </text:span><text:span text:style-name="c3">picoDAQ*.</text:span></text:p>
      <text:p text:style-name="p6"><text:span text:style-name="c3">Die Analyse der aufgezeichneten Pulsformen verläuft in drei Schritten:</text:span></text:p>
      <text:list text:style-name="L13">
        <text:list-item>
          <text:p text:style-name="p16"><text:span text:style-name="c17">Validierung der Trigger-Schwelle des Oszilloskops</text:span></text:p>
        </text:list-item>
      </text:list>
      <text:p text:style-name="p18"><text:span text:style-name="c3">Dazu wird der Signalverlauf um den Triggerzeitpunkt mit einem Musterpuls verglichen und das Signal akzeptiert, wenn die Form gut übereinstimmt und der Puls eine Mindesthöhe überschreitet.</text:span></text:p>
      <text:list text:style-name="L13">
        <text:list-item>
          <text:p text:style-name="p16"><text:span text:style-name="c17">Suche nach Koinzidenzen</text:span></text:p>
        </text:list-item>
      </text:list>
      <text:p text:style-name="p18"><text:span text:style-name="c3">Als nächstes werden Pulse auf allen aktiven Kanälen in der Nähe des Triggerzeitpunkts gesucht. Bei mehr als einem angeschlossenen Detektor wird ein aufgezeichnetes Ereignis akzeptiert, wenn mindestens zwei in zeitlicher Koinzidenz auftreten.</text:span></text:p>
      <text:list text:style-name="L13">
        <text:list-item>
          <text:p text:style-name="p21"><text:span text:style-name="c17">Suche nach verzögerten Pulsen</text:span></text:p>
        </text:list-item>
      </text:list>
      <text:p text:style-name="p18"><text:span text:style-name="c3">Im optionalen dritten Schritt werden weitere Pulse auf allen aktiven Kanälen gesucht und die Zeitdifferenz zum Triggerzeitpunkt festgehalten. Solche Pulse treten auf, wenn ein Myon aus der kosmischen Strahlung nach Durchgang durch den bzw. die Detektoren gestoppt und das aus dem Zerfall entstandene Elektron registriert wird. Die registrierten individuellen Lebensdauern folgen einer Exponential-Verteilung mit einer mittleren Lebensdauern von 2,2 µs, die auf diese Weise bestimmt werden kann.</text:span></text:p>
      <text:p text:style-name="p6"><text:span text:style-name="c3">Die Software bietet Echtzeit-Anzeigen der Myon-Rate, der aufgenommenen Pulshöhen und der Myon-Lebensdauern. Zusätzlich können Mehrfach-Pulse als Rohdaten der registrierten Pulsformen oder als Bilder im </text:span><text:span text:style-name="c7">.png</text:span><text:span text:style-name="c3">-Format gespeichert werden.</text:span></text:p>
      <text:p text:style-name="p22"><text:span text:style-name="c23">Abhängigkeiten von anderen Paketen</text:span></text:p>
      <text:p text:style-name="p6"><text:span text:style-name="c3">Der hier bereit gestellte Code hängt von anderen Software-Paketen ab, die zuvor auf Ihrem System installiert sein müssen:</text:span></text:p>
      <text:list text:style-name="L24">
        <text:list-item>
          <text:p text:style-name="p26"><text:span text:style-name="c3">das Datennahme-Paket ('Data Acquisition') </text:span><text:span text:style-name="c7">picoDAQ</text:span><text:span text:style-name="c3">, </text:span><text:a xlink:href="https://github.com/GuenterQuast/picoDAQ"><text:span text:style-name="c27">https://github.com/GuenterQuast/picoDAQ</text:span></text:a></text:p>
        </text:list-item>
        <text:list-item>
          <text:p text:style-name="p25"><text:span text:style-name="c3">das </text:span><text:span text:style-name="c7">pyhton</text:span><text:span text:style-name="c3"> -Interface </text:span><text:span text:style-name="c7">pico-python</text:span><text:span text:style-name="c3">, </text:span><text:a xlink:href="https://github.com/colinoflynn/pico-python"><text:span text:style-name="c28">https://github.com/colinoflynn/pico-python</text:span></text:a></text:p>
        </text:list-item>
        <text:list-item>
          <text:p text:style-name="p29"><text:span text:style-name="c3">die Gerätetreibern und C-Bibliotheken aus dem 'Pico Technlology Software Development Kit', das zusammen mit der PicoScope-Software installiert wird, siehe </text:span><text:a xlink:href="https://www.picotech.com/downloads"><text:span text:style-name="c30">https://www.picotech.com/downloads</text:span></text:a></text:p>
        </text:list-item>
      </text:list>
      <text:p text:style-name="p6"><text:span text:style-name="c3">Auch auf dem Raspberry Pi können die Treiber installiert werden, die grafische Oberfläche </text:span><text:span text:style-name="c7">PicoScope</text:span><text:span text:style-name="c3"> ist allerdings (noch) nicht verfügbar.</text:span></text:p>
      <text:p text:style-name="p8"><text:span text:style-name="c9">Programmausführung</text:span></text:p>
      <text:p text:style-name="p6"><text:span text:style-name="c3">Der Code kann entweder auf der Linux-Kommandozeile über das Script </text:span><text:span text:style-name="c7">runCosmo.py</text:span><text:span text:style-name="c3"> oder über eine grafische Oberfläche, </text:span><text:span text:style-name="c7">CosmoGui.py</text:span><text:span text:style-name="c3">, gestartet werden.</text:span></text:p>
      <text:p text:style-name="p6"><text:span text:style-name="c3">Um die grafische Öberfläche zu nutzen, wird das Verzeichnis </text:span><text:span text:style-name="c7">picoCosmo</text:span><text:span text:style-name="c3"> benötigt:</text:span></text:p>
      <text:p text:style-name="p33"><text:span text:style-name="c32"> cd </text:span></text:p>
      <text:p text:style-name="p35"><text:span text:style-name="c32"> mkdir picoCosmo</text:span></text:p>
      <text:p text:style-name="p34"/>
      <text:p text:style-name="p6"><text:span text:style-name="c3">Jetzt wird die Oberfläche mit dem Befehl </text:span></text:p>
      <text:p text:style-name="p33"><text:span text:style-name="c32">&lt;picoCosmo-Installationsverzeichnis&gt;/CosmoGui.py</text:span></text:p>
      <text:p text:style-name="p34"/>
      <text:p text:style-name="p6"><text:span text:style-name="c3">Als Alternative zur grafischen Oberfläche kann </text:span><text:span text:style-name="c7">picoCosmo</text:span><text:span text:style-name="c3"> auch über die Kommandozeile gestartet werden. Dazu ins Installationsverzeichnis von </text:span><text:span text:style-name="c7">picoCosmo</text:span><text:span text:style-name="c3"> wechseln</text:span></text:p>
      <text:p text:style-name="p33"><text:span text:style-name="c32">cd <text:s/>&lt;picoCosmo-Installationsverzeichnis&gt;</text:span></text:p>
      <text:p text:style-name="p34"/>
      <text:p text:style-name="p6"><text:span text:style-name="c3">und dann </text:span></text:p>
      <text:p text:style-name="p33"><text:span text:style-name="c32">./runCosmo.py [Konfigurationsdatei]</text:span></text:p>
      <text:p text:style-name="p34"/>
      <text:p text:style-name="p6"><text:span text:style-name="c3">eingeben.</text:span></text:p>
      <text:p text:style-name="p6"><text:span text:style-name="c3">Die benötigten Information zur Konfiguration des USB-Oszilloskops, der Pufferverwaltung zur Bereitstellung der Daten und die Pulsanalyse werden in Konfigurationsdateien im </text:span><text:span text:style-name="c7">.yaml</text:span><text:span text:style-name="c3">-Format bereit gestellt. Die für eine spezielle Konfiguration verwendeten Dateien sind in einer Datei im </text:span><text:span text:style-name="c7">.yaml</text:span><text:span text:style-name="c3">-Format mit der Endung </text:span><text:span text:style-name="c7">.daq</text:span><text:span text:style-name="c3"> enthalten.</text:span></text:p>
      <text:p text:style-name="p6"><text:span text:style-name="c3">Beide Programme benötigen eine Konfigurationsdatei - </text:span><text:span text:style-name="c36">Cosmo.daq* : Konfiguration für die Cosmo-Panels - </text:span><text:span text:style-name="c3">Kanne.daq* : Konfiguration für die Kamiokanne. Diese Dateien enthalten die Namen weiterer Konfigurationsdateien, die für das PicoScope, den Puffer-Manager und die Pulsanalyse verwendet werden.</text:span></text:p>
      <text:p text:style-name="p6"><text:span text:style-name="c3">Auch die grafische Oberfläche kann analog mit einer Konfiguration initialisiert werden:</text:span></text:p>
      <text:p text:style-name="p33"><text:span text:style-name="c32">./CosmoGui xxx.daq</text:span></text:p>
      <text:p text:style-name="p34"/>
      <text:p text:style-name="p6"><text:span text:style-name="c3">Die Konfigurationsdatei kann aber auch mittels der grafischen Oberfläche ausgewählt und die spezifizierten Konfigurationen editiert werden. Über die grafische Oberfläche kann ein Arbeitsverzeichnis für die Ausgabedateien und ein Name für die Datennahme festgelegt werden. Alle für eine Datennahme (einen sogenannten </text:span><text:span text:style-name="c7">Run</text:span><text:span text:style-name="c3">) benötigten Konfigurationsdateien und die Programmausgaben werden in einem eigenen Verzeichnis abgelegt, deren Name aus dem Namen für die Datennahme und dem Startzeitpunkt abgeleitet wird.</text:span></text:p>
      <text:p text:style-name="p8"><text:span text:style-name="c9">Installation der Software</text:span></text:p>
      <text:p text:style-name="p6"><text:span text:style-name="c3">Zunächst werden alle Dateien dieses Projekts über den Link </text:span><text:a xlink:href="https://github.com/GuenterQuast/picoCosmo"><text:span text:style-name="c37">https://github.com/GuenterQuast/picoCosmo</text:span></text:a><text:span text:style-name="c3"> herunter geladen und in einem Arbeitsverzeichnis abgelegt. Vor der Verwendung müssen die folgenden Pakete installiert werden: </text:span></text:p>
      <text:list text:style-name="L24">
        <text:list-item>
          <text:p text:style-name="p39"><text:span text:style-name="c3">PicoTech Software Development Kit: </text:span><text:a xlink:href="https://www.picotech.com/library/oscilloscopes/picoscope-software-development-kit-sdk"><text:span text:style-name="c40">https://www.picotech.com/library/oscilloscopes/picoscope-software-development-kit-sdk</text:span></text:a><text:span text:style-name="c3">.</text:span></text:p>
        </text:list-item>
        <text:list-item>
          <text:p text:style-name="p38"><text:span text:style-name="c3">das </text:span><text:span text:style-name="c7">pico-pyhton</text:span><text:span text:style-name="c3"> Paket: <text:line-break/></text:span><text:a xlink:href="https://github.com/colinoflynn/pico-python"><text:span text:style-name="c28">https://github.com/colinoflynn/pico-python</text:span></text:a><text:span text:style-name="c3">.</text:span></text:p>
        </text:list-item>
        <text:list-item>
          <text:p text:style-name="p41"><text:span text:style-name="c3">das picoDAQ Paket, vers. &gt;= 0.7.2: </text:span><text:a xlink:href="https://github.com/GuenterQuast/picoDAQ"><text:span text:style-name="c27">https://github.com/GuenterQuast/picoDAQ</text:span></text:a><text:span text:style-name="c3">. </text:span></text:p>
        </text:list-item>
      </text:list>
      <text:p text:style-name="p6"><text:span text:style-name="c3">Zur Vereinfachung sind im Unterverzeichnis </text:span><text:span text:style-name="c7">whl/</text:span><text:span text:style-name="c3"> kompatible Versionen der Module </text:span><text:span text:style-name="c7">picoscope</text:span><text:span text:style-name="c3"> aus dem Paket </text:span><text:span text:style-name="c7">pico-python</text:span><text:span text:style-name="c3"> und </text:span><text:span text:style-name="c7">picodaqa</text:span><text:span text:style-name="c3"> aus dem Paket </text:span><text:span text:style-name="c7">picoDAQ</text:span><text:span text:style-name="c3"> als </text:span><text:span text:style-name="c7">python-wheels</text:span><text:span text:style-name="c3"> enthalten, die mittels</text:span></text:p>
      <text:p text:style-name="p33"><text:span text:style-name="c32">
          <text:s text:c="4"/>pip install package-&lt;vers\&gt;-&lt;tags\&gt;.whl</text:span></text:p>
      <text:p text:style-name="p34"/>
      <text:p text:style-name="p6"><text:span text:style-name="c3">installiert werden können. </text:span></text:p>
      <text:p text:style-name="p8"><text:span text:style-name="c9">Details zu Konfiguration</text:span></text:p>
      <text:p text:style-name="p6"><text:span text:style-name="c3">Wie oben beschrieben, wir die Datanaufnahme und Analyse entweder über die grafische Oberfläche (</text:span><text:span text:style-name="c7">./CosmoGui.py xxx.daq</text:span><text:span text:style-name="c3">) oder über die Kommandozeile (</text:span><text:span text:style-name="c7">./runCosmo xxxx.daq</text:span><text:span text:style-name="c3"> gestartet. Ohne Angabe einer Konfigurationsdatei wird die Datei </text:span><text:span text:style-name="c7">default.daq</text:span><text:span text:style-name="c3"> verwendet. </text:span></text:p>
      <text:p text:style-name="p6"><text:span text:style-name="c3">Nach dem Start eines Runs startet die grafische Oberfläche des Puffer-Managers und die in der Konfiguration festgelegten Echtzeit-Anzeigen. Über die Kontrollflächen des Puffer-Managers kann die Datennahme pausiert (</text:span><text:span text:style-name="c7">Pause</text:span><text:span text:style-name="c3">), wieder aufgenommen (</text:span><text:span text:style-name="c7">Resume</text:span><text:span text:style-name="c3">) oder beendet werden (</text:span><text:span text:style-name="c7">Stop</text:span><text:span text:style-name="c3"> und *</text:span><text:span text:style-name="c7">EndRun</text:span><text:span text:style-name="c3">). In gestopptem Zustand werden die Ausgabedateien geschlossen, aber alle Fenster bleiben noch geöffnet, so dass Grafiken betrachtet oder gespeichert und statistische Information ausgewertet werden können. Wird der Run beendet, verschwinden alle Fenster.</text:span></text:p>
      <text:p text:style-name="p6"><text:span text:style-name="c3">Zwei Hilfsanwendungen, </text:span><text:span text:style-name="c7">plotDoublePulses.py</text:span><text:span text:style-name="c3"> und </text:span><text:span text:style-name="c7">makeFigs.py</text:span><text:span text:style-name="c3"> ermöglichen das Einlesen der abgespeicherten Pulsformen und deren graphische Anzeige bzw. Abspeichern als Grafikdateien im </text:span><text:span text:style-name="c7">.png</text:span><text:span text:style-name="c3">-Format.</text:span></text:p>
      <text:p text:style-name="p6"><text:span text:style-name="c3">Die Konfigurationsdateien für das USB-Oszilloskop, den Puffer-Manager und die Signalanalyse sind in jeweils einer Datei vom Typ </text:span><text:span text:style-name="c7">.yaml</text:span><text:span text:style-name="c3"> im Unterverzeichnis </text:span><text:span text:style-name="c7">./config/</text:span><text:span text:style-name="c3"> festgelegt. Die Dateinamen sind in Dateien vom Typ </text:span><text:span text:style-name="c7">.daq</text:span><text:span text:style-name="c3"> enthalten, also </text:span><text:span text:style-name="c32">Kanne.daq</text:span><text:span text:style-name="c3"> für Kamiokanne and </text:span><text:span text:style-name="c7">Cosmo.daq</text:span><text:span text:style-name="c3"> für die CosMO-Panels.</text:span></text:p>
      <text:p text:style-name="p6"><text:span text:style-name="c3">Die folgenden Beispiele gelten für den Kamiokanne-Detektor. Generell entspricht die in den Konfigurationsdateien verwendete Syntax der Markup-Sprache </text:span><text:span text:style-name="c7">yaml</text:span><text:span text:style-name="c3">. Insbesondere kennzeichnet Text nach einem </text:span><text:span text:style-name="c32">#</text:span><text:span text:style-name="c3"> -Zeichen erklärende Kommentare oder enthält alternative, auskommentierte Konfigurationsoptionen, die durch Löschen des </text:span><text:span text:style-name="c32">#</text:span><text:span text:style-name="c3"> -Zeichens aktiviert werden können.</text:span></text:p>
      <text:p text:style-name="p6"><text:span text:style-name="c36">Inhalt der Datei Kanne.daq:</text:span></text:p>
      <text:p text:style-name="p33"><text:span text:style-name="c32"># file Kanne.daq</text:span></text:p>
      <text:p text:style-name="p35"><text:span text:style-name="c32"># --------------------</text:span></text:p>
      <text:p text:style-name="p35"><text:span text:style-name="c32"># Konfigurationsdateien für den Kamiokanne-Detektor</text:span></text:p>
      <text:p text:style-name="p35"/>
      <text:p text:style-name="p35"><text:span text:style-name="c32">DeviceFile: config/PMpulse.yaml <text:s text:c="2"/># Konfiguration des Oszilloskops</text:span></text:p>
      <text:p text:style-name="p35"><text:span text:style-name="c32">BMfile: <text:s text:c="4"/>config/BMconfig.yaml <text:s/># Konfiguration des Puffer-Managers</text:span></text:p>
      <text:p text:style-name="p35"><text:span text:style-name="c32">PFfile: <text:s text:c="4"/>config/PFconfig.yaml <text:s/># Konfiguration des Pulsfilters</text:span></text:p>
      <text:p text:style-name="p34"/>
      <text:p text:style-name="p6"><text:span text:style-name="c3">Die Oszilloskop-Konfiguration enthält Informationen zum Typ des Oszilloskops, die aktiven Kanäle und zum Trigger.</text:span></text:p>
      <text:p text:style-name="p6"><text:span text:style-name="c36">Inhalt der Datei PMpulse.yaml:</text:span></text:p>
      <text:p text:style-name="p33"><text:span text:style-name="c32"># file PMpulse.yaml</text:span></text:p>
      <text:p text:style-name="p35"><text:span text:style-name="c32"># -----------------</text:span></text:p>
      <text:p text:style-name="p35"><text:span text:style-name="c32"># Konfigurationsdatei für PicoScope an Photoroehre</text:span></text:p>
      <text:p text:style-name="p35"/>
      <text:p text:style-name="p35"><text:span text:style-name="c32">PSmodel: 2000a <text:s text:c="5"/># Modeltyp (2000a ist voreingestellt)</text:span></text:p>
      <text:p text:style-name="p35"/>
      <text:p text:style-name="p35"><text:span text:style-name="c32">picoChannels: <text:s text:c="5"/>[A] <text:s text:c="8"/># aktiver Kanal, [A,B] aktiviert beide Kanaele</text:span></text:p>
      <text:p text:style-name="p35"><text:span text:style-name="c32">ChanRanges: <text:s text:c="7"/>[0.5, 0.2] <text:s/># Messbereich</text:span></text:p>
      <text:p text:style-name="p35"><text:span text:style-name="c32">ChanOffsets: <text:s text:c="6"/>[0.4, 0.45] # analoger Offset, der vor Anzeige addiert wird.</text:span></text:p>
      <text:p text:style-name="p35"/>
      <text:p text:style-name="p35"><text:span text:style-name="c32">sampleTime: <text:s text:c="2"/>16.E-6 # Zeit zwischen zwei Messpunkten in s</text:span></text:p>
      <text:p text:style-name="p35"><text:span text:style-name="c32">
          <text:s text:c="5"/># Zahl im wissenschaftlichen Format mit '.' und Exponent mit Vorzeichen</text:span></text:p>
      <text:p text:style-name="p35"><text:span text:style-name="c32">Nsamples: <text:s text:c="4"/>3500 <text:s text:c="2"/># Anzahl der aufzunehmenden Messpunkte</text:span></text:p>
      <text:p text:style-name="p35"/>
      <text:p text:style-name="p35"><text:span text:style-name="c32">trgChan: <text:s text:c="3"/>A <text:s text:c="7"/># Kanal, auf den der Trigger wirkt</text:span></text:p>
      <text:p text:style-name="p35"><text:span text:style-name="c32">trgThr: <text:s text:c="4"/>-45.E-3 <text:s/># Schwelle</text:span></text:p>
      <text:p text:style-name="p35"><text:span text:style-name="c32">trgTyp: <text:s text:c="4"/>Falling <text:s/># fallend (Falling) oder ansteigend (Rising)</text:span></text:p>
      <text:p text:style-name="p35"><text:span text:style-name="c32">trgTO: <text:s text:c="5"/>5000 <text:s text:c="4"/># Timeout, nach dieser Zeit wird einmal ausgelesen</text:span></text:p>
      <text:p text:style-name="p35"><text:span text:style-name="c32">pretrig: <text:s text:c="3"/>0.05 <text:s text:c="4"/># Anteil der vor dem Trigger ausgelesenen Daten</text:span></text:p>
      <text:p text:style-name="p35"><text:span text:style-name="c32">ChanColors: [darkblue, sienna, indigo] # Farben für Darstellung der Kanäle</text:span></text:p>
      <text:p text:style-name="p34"/>
      <text:p text:style-name="p6"><text:span text:style-name="c3">Die Datei für den Puffer-Manager gibt an, wie viele Puffer verwendet werden, welche Anzeige-Module gestartet werden und ob ein Log-File erstellt werden soll:</text:span></text:p>
      <text:p text:style-name="p6"><text:span text:style-name="c36">Inhalt der Datei BMconfig.yaml:</text:span></text:p>
      <text:p text:style-name="p33"><text:span text:style-name="c32"># file BMconfig.yaml</text:span></text:p>
      <text:p text:style-name="p35"><text:span text:style-name="c32"># ------------------</text:span></text:p>
      <text:p text:style-name="p35"><text:span text:style-name="c32"># Konfigurationsdatei des picoDAQ Puffermanagers</text:span></text:p>
      <text:p text:style-name="p35"/>
      <text:p text:style-name="p35"><text:span text:style-name="c32">NBuffers: 16 <text:s text:c="8"/># Anzahl der Puffer für aufgezeichnete Pulsformen</text:span></text:p>
      <text:p text:style-name="p35"><text:span text:style-name="c32">BMmodules: [mpOsci] <text:s/># BufferMan- Module, die gestartet werden sollen</text:span></text:p>
      <text:p text:style-name="p35"><text:span text:style-name="c32">verbose: 1 <text:s text:c="10"/># setze Niveau der ausgegebenen Nachrichten (0, 1, 2) </text:span></text:p>
      <text:p text:style-name="p35"><text:span text:style-name="c32">LogFile: BMsum <text:s text:c="6"/># Schreibe log-Datei mit laufenden Angaben</text:span></text:p>
      <text:p text:style-name="p34"/>
      <text:p text:style-name="p6"><text:span text:style-name="c3">Die Konfiguration der Pulsanalyse spezifiziert die gewünschten Ausgabedateien und gibt die Pulsform und die Pulshöhe für jeden Kanal sowie die zu startenden Anzeige-Module an. Sie enthält auch die Spezifikation der Echtzeit-Histogramme für Pulshöhen, Myon-Rate und Lebensdauer. Ein Beispiel ist hier gezeigt:</text:span></text:p>
      <text:p text:style-name="p6"><text:span text:style-name="c36">Inhalt der Datei BMconfig.yaml:</text:span></text:p>
      <text:p text:style-name="p33"><text:span text:style-name="c32"># file PFKanne.yaml</text:span></text:p>
      <text:p text:style-name="p35"><text:span text:style-name="c32"># -------------------</text:span></text:p>
      <text:p text:style-name="p35"><text:span text:style-name="c32"># Konfigurationsdtei für den PulseFilter mit Kamiokanne</text:span></text:p>
      <text:p text:style-name="p35"/>
      <text:p text:style-name="p35"><text:span text:style-name="c32">#logFile: pFilt <text:s text:c="4"/># speichere Angaben zu allen gefundenen Pulsen</text:span></text:p>
      <text:p text:style-name="p35"><text:span text:style-name="c32">logFile: Null <text:s text:c="5"/># <text:s text:c="4"/>Null falls keine Ausgebe erwuenscht</text:span></text:p>
      <text:p text:style-name="p35"><text:span text:style-name="c32">logFile2: dpFilt <text:s text:c="2"/># speichere nur <text:s/>Doppelpulse, Null falls nicht erwuenscht</text:span></text:p>
      <text:p text:style-name="p35"><text:span text:style-name="c32">rawFile: <text:s/>rawDP <text:s text:c="3"/># speichere Rohdaten von Doppelpulsen, put Null if not wanted</text:span></text:p>
      <text:p text:style-name="p35"><text:span text:style-name="c32">pictFile: pictDP <text:s text:c="2"/># Speichere Bilder von Doppelpulsen</text:span></text:p>
      <text:p text:style-name="p35"/>
      <text:p text:style-name="p35"><text:span text:style-name="c32"># Puls-Parameter</text:span></text:p>
      <text:p text:style-name="p35"><text:span text:style-name="c32"># <text:s text:c="8"/>______</text:span></text:p>
      <text:p text:style-name="p35"><text:span text:style-name="c32"># <text:s text:c="7"/>/ <text:s text:c="5"/>\ </text:span></text:p>
      <text:p text:style-name="p35"><text:span text:style-name="c32"># <text:s text:c="4"/>_ /_ _ _ _ \_ </text:span></text:p>
      <text:p text:style-name="p35"><text:span text:style-name="c32"># <text:s text:c="5"/>r <text:s text:c="3"/>on <text:s/>f </text:span></text:p>
      <text:p text:style-name="p35"><text:span text:style-name="c32"># <text:s/>r = rise (Anstiegszeit), on (Haltezeit), f = falling (Abfallzeit)</text:span></text:p>
      <text:p text:style-name="p35"/>
      <text:p text:style-name="p35"><text:span text:style-name="c32"># Pulsformen für die aktiven Kanaele</text:span></text:p>
      <text:p text:style-name="p35"><text:span text:style-name="c32">
          <text:s text:c="3"/># <text:s text:c="5"/>falls nur eine angegeben, gilt sie fuer all Kanaele</text:span></text:p>
      <text:p text:style-name="p35"><text:span text:style-name="c32">pulseShape:</text:span></text:p>
      <text:p text:style-name="p35"><text:span text:style-name="c32"> - pheight: -0.035 <text:s text:c="2"/># Pulshoehe</text:span></text:p>
      <text:p text:style-name="p35"><text:span text:style-name="c32">
          <text:s text:c="3"/>taur <text:s text:c="2"/>: 20.E-9 <text:s text:c="2"/># Anstiegszeit</text:span></text:p>
      <text:p text:style-name="p35"><text:span text:style-name="c32">
          <text:s text:c="3"/>tauon <text:s/>: 12.E-9 <text:s text:c="2"/># Haltezeit</text:span></text:p>
      <text:p text:style-name="p35"><text:span text:style-name="c32">
          <text:s text:c="3"/>tauf <text:s text:c="2"/>: 128.E-9 <text:s/># Abfallzeit</text:span></text:p>
      <text:p text:style-name="p35"/>
      <text:p text:style-name="p35"><text:span text:style-name="c32"># Pulsform fuer Triggerpuls</text:span></text:p>
      <text:p text:style-name="p35"><text:span text:style-name="c32"># <text:s text:c="8"/>optional - falls nicht angegeben, nutze pulseShape</text:span></text:p>
      <text:p text:style-name="p35"><text:span text:style-name="c32">trgPulseShape:</text:span></text:p>
      <text:p text:style-name="p35"><text:span text:style-name="c32"> - pheight: -0.045 <text:s text:c="2"/># Pulshoehe</text:span></text:p>
      <text:p text:style-name="p35"><text:span text:style-name="c32">
          <text:s text:c="3"/>taur <text:s text:c="2"/>: 20.E-9 <text:s text:c="2"/># Anstiegszeit</text:span></text:p>
      <text:p text:style-name="p35"><text:span text:style-name="c32">
          <text:s text:c="3"/>tauon <text:s/>: 12.E-9 <text:s text:c="2"/># Haltezeit</text:span></text:p>
      <text:p text:style-name="p35"><text:span text:style-name="c32">
          <text:s text:c="3"/>tauf <text:s text:c="2"/>: 128.E-9 <text:s/># Abfallzeit</text:span></text:p>
      <text:p text:style-name="p35"/>
      <text:p text:style-name="p35"/>
      <text:p text:style-name="p35"><text:span text:style-name="c32"># Anzeigen, die gestartet werden sollen</text:span></text:p>
      <text:p text:style-name="p35"><text:span text:style-name="c32">modules: [RMeter, Display, Hists] <text:s/># Rate, Pulsform, Histogramme</text:span></text:p>
      <text:p text:style-name="p35"/>
      <text:p text:style-name="p35"><text:span text:style-name="c32"># Definition der Histogramme</text:span></text:p>
      <text:p text:style-name="p35"><text:span text:style-name="c32">histograms:</text:span></text:p>
      <text:p text:style-name="p35"><text:span text:style-name="c32"> # min <text:s/>max Nbins ymax <text:s text:c="3"/>title <text:s text:c="13"/>lin/log</text:span></text:p>
      <text:p text:style-name="p35"><text:span text:style-name="c32"> - [0., 0.4, 50, 20., "noise Trg. Pulse (V)", 0]</text:span></text:p>
      <text:p text:style-name="p35"><text:span text:style-name="c32"> - [0., 0.8, 50, 15., "valid Trg. Pulse (V)", 0]</text:span></text:p>
      <text:p text:style-name="p35"><text:span text:style-name="c32"> - [0., 15., <text:s/>45, 7.5, "Tau (µs)", 1]</text:span></text:p>
      <text:p text:style-name="p35"><text:span text:style-name="c32"> - [0., 0.8, 50, 15., "Pulse Height (V)", 0]</text:span></text:p>
      <text:p text:style-name="p35"/>
      <text:p text:style-name="p35"><text:span text:style-name="c32">doublePulse: True <text:s/># Doppelpulssuche ein, False falls nicht erwuenscht</text:span></text:p>
      <text:p text:style-name="p34"/>
      <text:p text:style-name="p8"><text:span text:style-name="c9">Beispielausgabe</text:span></text:p>
      <text:p text:style-name="p6"><text:span text:style-name="c3">Das Verzeichnis </text:span><text:span text:style-name="c7">./output</text:span><text:span text:style-name="c3"> enthält Ergebnisse einer Langzeitmessung (ca. 20 Tage) mit der Kanne und einer etwa eintägigen Messung mit zwei Cosmo-Panels. </text:span></text:p>
      <text:p text:style-name="p6"><text:span text:style-name="c3">Die gepackte Datei </text:span><text:span text:style-name="c7">rawDP_.dat.zip</text:span><text:span text:style-name="c3"> enthält die Rohdaten der aufgezeichneten Pulsformen für erkannte Doppelpulse. Die Scripte </text:span><text:span text:style-name="c7">plotDoublePulses.py</text:span><text:span text:style-name="c3"> und </text:span><text:span text:style-name="c7">makeFigs.py</text:span><text:span text:style-name="c3"> erlaubt das Einlesen der gepackten Datei und die grafische Darstellung der Doppelpulse bzw. die Speicherung als Grafikdateien im </text:span><text:span text:style-name="c7">.png</text:span><text:span text:style-name="c3">-Format. Die aus den Doppelpulsen bestimmten Lebensdauern sind in der Datei </text:span><text:span text:style-name="c7">dpKanne2_180403.dat</text:span><text:span text:style-name="c3"> enthalten. Eine Anpassung einer Exponentialfunktion an gemessene Lebensdauern zwischen 1.5 µs and 15. µs kann mit dem Skript </text:span><text:span text:style-name="c7">fit_dpData.py</text:span><text:span text:style-name="c3"> ausgeführt werden; das Ergebnis zeigt die Grafikdatei </text:span><text:span text:style-name="c7">life-ofMU_180403.png</text:span><text:span text:style-name="c3">.</text:span></text:p>
      <text:p text:style-name="p8"><text:span text:style-name="c9">Ausführen auf dem Raspberry Pi</text:span></text:p>
      <text:p text:style-name="p6"><text:span text:style-name="c7">picoCosmo</text:span><text:span text:style-name="c3"> läuft auch auf dem Einplatinen-Computer Rasbperry Pi unter dem Betriebssystem Raspbian. Nach dem Aufsetzen des Raspberry Pi sind die folgenden Schritte notwendig, um alle benötigten Pakete zu installieren:</text:span></text:p>
      <text:p text:style-name="p33"><text:span text:style-name="c32">sudo apt-get update</text:span></text:p>
      <text:p text:style-name="p35"><text:span text:style-name="c32">sudo apt-get upgrade</text:span></text:p>
      <text:p text:style-name="p35"/>
      <text:p text:style-name="p35"><text:span text:style-name="c32">sudo pip3 install --upgrade numpy</text:span></text:p>
      <text:p text:style-name="p35"><text:span text:style-name="c32">sudo pip3 install scipy</text:span></text:p>
      <text:p text:style-name="p35"><text:span text:style-name="c32">sudo pip3 install matplotlib</text:span></text:p>
      <text:p text:style-name="p35"><text:span text:style-name="c32">sudo pip3 install pyyaml</text:span></text:p>
      <text:p text:style-name="p35"><text:span text:style-name="c32">sudo apt-get install pyqt5-dev</text:span></text:p>
      <text:p text:style-name="p35"><text:span text:style-name="c32">sudo apt-get install pyqt5-tools</text:span></text:p>
      <text:p text:style-name="p35"/>
      <text:p text:style-name="p35"><text:span text:style-name="c32">sudo apt-get install at-spi2-core</text:span></text:p>
      <text:p text:style-name="p35"/>
      <text:p text:style-name="p35"><text:span text:style-name="c32"># Installation der picoScope-Treiber siehe</text:span></text:p>
      <text:p text:style-name="p35"><text:span text:style-name="c32"># <text:s text:c="3"/>https://www.picotech.com/support/topic14649.html</text:span></text:p>
      <text:p text:style-name="p35"/>
      <text:p text:style-name="p35"><text:span text:style-name="c32"># picoCosmo Code und notwendige Pakete</text:span></text:p>
      <text:p text:style-name="p35"><text:span text:style-name="c32">mkdir git</text:span></text:p>
      <text:p text:style-name="p35"><text:span text:style-name="c32">cd git</text:span></text:p>
      <text:p text:style-name="p35"><text:span text:style-name="c32">git pull https://github.com/GuenterQuast/picoCosmo</text:span></text:p>
      <text:p text:style-name="p35"><text:span text:style-name="c32">cd picoCosmo/whl</text:span></text:p>
      <text:p text:style-name="p35"><text:span text:style-name="c32">sudo pip3 install *.whl</text:span></text:p>
      <text:p text:style-name="p34"><text:span text:style-name="c3"> </text:span></text:p>
      <text:p text:style-name="p6"><text:span text:style-name="c3">Erzeugen Sie das Unterverzeichnis </text:span><text:span text:style-name="c7">picoCosmo</text:span><text:span text:style-name="c3">, in dem alle Konfigurationsdateien und<text:line-break/>die Programmausgabe gespeichert werden: </text:span></text:p>
      <text:p text:style-name="p33"><text:span text:style-name="c32"> cd </text:span></text:p>
      <text:p text:style-name="p35"><text:span text:style-name="c32"> mkdir picoCosmo</text:span></text:p>
      <text:p text:style-name="p34"/>
      <text:p text:style-name="p6"><text:span text:style-name="c3">Jetzt ist alles vorbereitet, um die grafische Oberfläche von </text:span><text:span text:style-name="c7">picoCosmo</text:span><text:span text:style-name="c3"> zu starten:</text:span></text:p>
      <text:p text:style-name="p33"><text:span text:style-name="c32">&lt;picoCosmo-Installationsverzeichnis&gt;/CosmoGui.py</text:span></text:p>
      <text:p text:style-name="p34"><text:span text:style-name="c0"> </text:span></text:p>
    </office:text>
  </office:body>
</office:document-content>
</file>